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outline1">
      <style:graphic-properties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title">
      <style:graphic-properties draw:auto-grow-height="true" fo:min-height="3.506cm"/>
    </style:style>
    <style:style style:name="pr8" style:family="presentation" style:parent-style-name="lyt-bluelinesgrad-outline1">
      <style:graphic-properties draw:auto-grow-height="true" fo:min-height="5.669cm"/>
    </style:style>
    <style:style style:name="pr9" style:family="presentation" style:parent-style-name="lyt-bluelinesgrad-outline1">
      <style:graphic-properties fo:min-height="5.669cm"/>
    </style:style>
    <style:style style:name="pr10" style:family="presentation" style:parent-style-name="lyt-bluelinesgrad-outline1">
      <style:graphic-properties fo:min-height="4.3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roduction to Catalyst</text:p>
          </draw:text-box>
        </draw:frame>
        <draw:frame presentation:style-name="pr2" draw:text-style-name="P1" draw:layer="layout" svg:width="25.199cm" svg:height="11.886cm" svg:x="1.27cm" svg:y="6.35cm" presentation:class="outline" presentation:user-transformed="true">
          <draw:text-box draw:corner-radius="0.374cm">
            <text:list text:style-name="L2">
              <text:list-header>
                <text:p text:style-name="P1">What is Catalyst?</text:p>
              </text:list-header>
              <text:list-item>
                <text:p text:style-name="P1">A dispatching system</text:p>
              </text:list-item>
              <text:list-item>
                <text:p text:style-name="P1">Abstraction of response and request</text:p>
              </text:list-item>
              <text:list-item>
                <text:p text:style-name="P1">An MVC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ask::Catalyst</text:p>
              </text:list-item>
              <text:list-item>
                <text:p>Catalyst::Helper::Model::DBIC::Schema</text:p>
              </text:list-item>
              <text:list-item>
                <text:p>Catalyst::Helper::View::TT</text:p>
              </text:list-item>
              <text:list-item>
                <text:p>Other common Helpers:</text:p>
                <text:list>
                  <text:list-item>
                    <text:p>Catalyst::Helper::Model::LDAP</text:p>
                  </text:list-item>
                  <text:list-item>
                    <text:p>Catalyst::Helper::Model::Adap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er Scripts</text:p>
          </draw:text-box>
        </draw:frame>
        <draw:frame presentation:style-name="pr5" draw:layer="layout" svg:width="25.199cm" svg:height="12.115cm" svg:x="1.471cm" svg:y="5.894cm" presentation:class="outline" presentation:user-transformed="true">
          <draw:text-box>
            <text:list text:style-name="L2">
              <text:list-item>
                <text:p>catalyst.pl MyAwesomeApp</text:p>
              </text:list-item>
              <text:list-item>
                <text:p>scripts:</text:p>
                <text:list>
                  <text:list-item>
                    <text:p>myawesomeapp_create.pl</text:p>
                  </text:list-item>
                  <text:list-item>
                    <text:p>myawesomeapp_server.pl</text:p>
                  </text:list-item>
                  <text:list-item>
                    <text:p>myawesomeapp_test.pl</text:p>
                  </text:list-item>
                  <text:list-item>
                    <text:p>myawesomeapp_cgi.pl</text:p>
                  </text:list-item>
                  <text:list-item>
                    <text:p>myawesomeapp_fastcgi.p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y Structure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Root</text:p>
                <text:list>
                  <text:list-item>
                    <text:p>src : typical location for templates</text:p>
                    <text:list>
                      <text:list-item>
                        <text:p>src/&lt;controller&gt;/&lt;action&gt;.tt2</text:p>
                      </text:list-item>
                      <text:list-item>
                        <text:p>src/&lt;action&gt;.tt2</text:p>
                      </text:list-item>
                    </text:list>
                  </text:list-item>
                  <text:list-item>
                    <text:p>static: typical location for /images and /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y Structure, con't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t</text:p>
                <text:list>
                  <text:list-item>
                    <text:p>Location of tests; basic ones created</text:p>
                    <text:p/>
                    <text:p/>
                  </text:list-item>
                </text:list>
              </text:list-item>
              <text:list-item>
                <text:p>script</text:p>
                <text:list>
                  <text:list-item>
                    <text:p>Location of helper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y Structure, con't</text:p>
          </draw:text-box>
        </draw:frame>
        <draw:frame presentation:style-name="pr5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Lib</text:p>
                <text:list>
                  <text:list-item>
                    <text:p>MyAwesomeApp.pm</text:p>
                    <text:list>
                      <text:list-item>
                        <text:p>Flags</text:p>
                      </text:list-item>
                      <text:list-item>
                        <text:p>Plugins</text:p>
                      </text:list-item>
                      <text:list-item>
                        <text:p>Configuration</text:p>
                      </text:list-item>
                      <text:list-item>
                        <text:p>Starting location of app</text:p>
                      </text:list-item>
                    </text:list>
                  </text:list-item>
                </text:list>
              </text:list-item>
              <text:list-item>
                <text:p>MyAwesomeApp</text:p>
                <text:list>
                  <text:list-item>
                    <text:p>Controller, Model, View &amp; Sch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y Structure, Model</text:p>
          </draw:text-box>
        </draw:frame>
        <draw:frame presentation:style-name="pr5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Connection String and configuration</text:p>
                <text:list>
                  <text:list-item>
                    <text:p>If using the helper script, very little needs to be done 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y Structure, View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One .pm per View (HTML, PDF, etc)</text:p>
                <text:list>
                  <text:list-item>
                    <text:p>Most configuration settings when created are correct.</text:p>
                  </text:list-item>
                  <text:list-item>
                    <text:p>Old tutorials used to have you change the template extension from .tt to .tt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y Structure, Controller</text:p>
          </draw:text-box>
        </draw:frame>
        <draw:frame presentation:style-name="pr5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As name suggests, controllers go here.</text:p>
                <text:list>
                  <text:list-item>
                    <text:p>Typically there will be a directory in root/src for each controller. </text:p>
                  </text:list-item>
                  <text:list-item>
                    <text:p>Not required; but you lose auto-finding if you change it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rectory Structure, Schema</text:p>
          </draw:text-box>
        </draw:frame>
        <draw:frame presentation:style-name="pr8" draw:layer="layout" svg:width="25.199cm" svg:height="5.669cm" svg:x="1.4cm" svg:y="6.014cm" presentation:class="outline">
          <draw:text-box>
            <text:list text:style-name="L2">
              <text:list-item>
                <text:p>The meat of your app goes here</text:p>
                <text:list>
                  <text:list-item>
                    <text:p>Contains /Result and /ResultSet</text:p>
                    <text:p><text:s/>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8.721cm" svg:x="1.471cm" svg:y="9.571cm" presentation:class="outline" presentation:user-transformed="true">
          <draw:text-box>
            <text:list text:style-name="L2">
              <text:list-item>
                <text:p>Result:</text:p>
                <text:list>
                  <text:list-item>
                    <text:p>Typically definition of tables and relationships (in a db backed app)</text:p>
                  </text:list-item>
                </text:list>
              </text:list-item>
              <text:list-item>
                <text:p>ResultSet:</text:p>
                <text:list>
                  <text:list-item>
                    <text:p>Queries (SQL::Abstract), Business Logic, et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's Get Started!</text:p>
          </draw:text-box>
        </draw:frame>
        <draw:frame presentation:style-name="pr9" draw:layer="layout" svg:width="25.199cm" svg:height="13.626cm" svg:x="1.4cm" svg:y="6.014cm" presentation:class="outline" presentation:user-transformed="true">
          <draw:text-box>
            <text:list text:style-name="L2">
              <text:list-item>
                <text:p>catalyst.pl MyLibrary</text:p>
              </text:list-item>
              <text:list-item>
                <text:p>script/mylibrary_create.pl view HTML</text:p>
              </text:list-item>
              <text:list-item>
                <text:p>script/mylibrary_create.pl controller author</text:p>
              </text:list-item>
              <text:list-item>
                <text:p>script/mylibrary_create.pl model DB DBIC::Schema MyLibrary::Schema \ <text:s text:c="5"/>create=static dbi:SQLite:mylibrary.db \ on_connect_do="PRAGMA foreign_keys = ON"</text:p>
                <text:list>
                  <text:list-item>
                    <text:p>Your string will vary; check document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troller Basics</text:p>
          </draw:text-box>
        </draw:frame>
        <draw:frame presentation:style-name="pr8" draw:layer="layout" svg:width="25.199cm" svg:height="5.669cm" svg:x="1.4cm" svg:y="6.014cm" presentation:class="outline">
          <draw:text-box>
            <text:list text:style-name="L2">
              <text:list-item>
                <text:p>sub list :Local { … }</text:p>
                <text:list>
                  <text:list-item>
                    <text:p>handles localhost/author/list</text:p>
                  </text:list-item>
                  <text:list-item>
                    <text:p>by default, looks in root/src/author for list.tt2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5.669cm" svg:x="1.471cm" svg:y="10.841cm" presentation:class="outline" presentation:user-transformed="true">
          <draw:text-box>
            <text:list text:style-name="L2">
              <text:list-item>
                <text:p>Sub find :Local :Args(1) { … }</text:p>
                <text:list>
                  <text:list-item>
                    <text:p>handles localhost/author/find/2</text:p>
                  </text:list-item>
                  <text:list-item>
                    <text:p>my ($self, $c, $id)<text:tab/>= @_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$c??</text:p>
          </draw:text-box>
        </draw:frame>
        <draw:frame presentation:style-name="pr9" draw:layer="layout" svg:width="25.199cm" svg:height="8.446cm" svg:x="1.4cm" svg:y="6.014cm" presentation:class="outline" presentation:user-transformed="true">
          <draw:text-box>
            <text:list text:style-name="L2">
              <text:list-item>
                <text:p>$c is the Context object.</text:p>
                <text:list>
                  <text:list-item>
                    <text:p>$c-&gt;response</text:p>
                  </text:list-item>
                  <text:list-item>
                    <text:p>$c-&gt;request</text:p>
                  </text:list-item>
                  <text:list-item>
                    <text:p>$c-&gt;stash(key =&gt; 'value');</text:p>
                    <text:list>
                      <text:list-item>
                        <text:p>$c-&gt;stash(template =&gt; my_template.tt2);</text:p>
                      </text:list-item>
                      <text:list-item>
                        <text:p>$c-&gt;stash(authors<text:tab/> =&gt; $author_rs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Advanced” Topics</text:p>
          </draw:text-box>
        </draw:frame>
        <draw:frame presentation:style-name="pr10" draw:layer="layout" svg:width="25.199cm" svg:height="4.399cm" svg:x="1.393cm" svg:y="5.099cm" presentation:class="outline" presentation:user-transformed="true">
          <draw:text-box>
            <text:list text:style-name="L2">
              <text:list-item>
                <text:p>Controllers:</text:p>
                <text:list>
                  <text:list-item>
                    <text:p>:Private, :Chained, :Path, :Global</text:p>
                  </text:list-item>
                  <text:list-item>
                    <text:p>See 03_MoreCatalystBasics of tutorial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9.121cm" svg:x="1.471cm" svg:y="9.929cm" presentation:class="outline" presentation:user-transformed="true">
          <draw:text-box>
            <text:list text:style-name="L2">
              <text:list-item>
                <text:p>Models</text:p>
                <text:list>
                  <text:list-item>
                    <text:p>RoseDB, SVN, Google, etc</text:p>
                  </text:list-item>
                  <text:list-item>
                    <text:p>Search CPAN for Catalyst::Model</text:p>
                  </text:list-item>
                </text:list>
              </text:list-item>
              <text:list-item>
                <text:p>Templating Systems / View</text:p>
                <text:list>
                  <text:list-item>
                    <text:p>TT, HTML::Mason, etc</text:p>
                  </text:list-item>
                  <text:list-item>
                    <text:p>Search CPAN for <text:s/>Catalyst::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Info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catalystframework.org</text:p>
                <text:list>
                  <text:list-item>
                    <text:p>wiki, advent calendar and link to Documentation</text:p>
                  </text:list-item>
                  <text:list-item>
                    <text:p>Documentation typically goes to latest build</text:p>
                  </text:list-item>
                </text:list>
              </text:list-item>
              <text:list-item>
                <text:p>catalyzed.org</text:p>
                <text:list>
                  <text:list-item>
                    <text:p>Catalyst and Perl blog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ue Lines and Gradients</dc:title>
    <dc:description>Presentation Layout Template</dc:description>
    <meta:creation-date>2011-02-15T21:14:49.06</meta:creation-date>
    <dc:language>en-US</dc:language>
    <meta:editing-cycles>3</meta:editing-cycles>
    <meta:editing-duration>PT34M28S</meta:editing-duration>
    <meta:initial-creator>Erin Kiser</meta:initial-creator>
    <dc:date>2011-02-15T22:52:19.45</dc:date>
    <dc:creator>Erin Kiser</dc:creator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Program%20Files/OpenOffice.org%203/Basis/share/template/en-US/layout/lyt-bluelinesgrad.otp"/>
  </office:meta>
</office:document-meta>
</file>